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gion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PSGC</text:p>
          </table:table-cell>
          <table:table-cell office:value-type="string">
            <text:p>Location_Name</text:p>
          </table:table-cell>
        </table:table-row>
        <table:table-row table:style-name="ro1">
          <table:table-cell office:value-type="string">
            <text:p>1300000000</text:p>
          </table:table-cell>
          <table:table-cell office:value-type="string">
            <text:p>National Capital Region (NCR)</text:p>
          </table:table-cell>
        </table:table-row>
        <table:table-row table:style-name="ro1">
          <table:table-cell office:value-type="string">
            <text:p>1400000000</text:p>
          </table:table-cell>
          <table:table-cell office:value-type="string">
            <text:p>Cordillera Administrative Region (CAR)</text:p>
          </table:table-cell>
        </table:table-row>
        <table:table-row table:style-name="ro1">
          <table:table-cell office:value-type="string">
            <text:p>0100000000</text:p>
          </table:table-cell>
          <table:table-cell office:value-type="string">
            <text:p>Region I (Ilocos Region)</text:p>
          </table:table-cell>
        </table:table-row>
        <table:table-row table:style-name="ro1">
          <table:table-cell office:value-type="string">
            <text:p>0200000000</text:p>
          </table:table-cell>
          <table:table-cell office:value-type="string">
            <text:p>Region II (Cagayan Valley)</text:p>
          </table:table-cell>
        </table:table-row>
        <table:table-row table:style-name="ro1">
          <table:table-cell office:value-type="string">
            <text:p>0300000000</text:p>
          </table:table-cell>
          <table:table-cell office:value-type="string">
            <text:p>Region III (Central Luzon)</text:p>
          </table:table-cell>
        </table:table-row>
        <table:table-row table:style-name="ro1">
          <table:table-cell office:value-type="string">
            <text:p>0400000000</text:p>
          </table:table-cell>
          <table:table-cell office:value-type="string">
            <text:p>Region IV-A (CALABARZON)</text:p>
          </table:table-cell>
        </table:table-row>
        <table:table-row table:style-name="ro1">
          <table:table-cell office:value-type="string">
            <text:p>1700000000</text:p>
          </table:table-cell>
          <table:table-cell office:value-type="string">
            <text:p>MIMAROPA Region</text:p>
          </table:table-cell>
        </table:table-row>
        <table:table-row table:style-name="ro1">
          <table:table-cell office:value-type="string">
            <text:p>0500000000</text:p>
          </table:table-cell>
          <table:table-cell office:value-type="string">
            <text:p>Region V (Bicol Region)</text:p>
          </table:table-cell>
        </table:table-row>
        <table:table-row table:style-name="ro1">
          <table:table-cell office:value-type="string">
            <text:p>0600000000</text:p>
          </table:table-cell>
          <table:table-cell office:value-type="string">
            <text:p>Region VI (Western Visayas)</text:p>
          </table:table-cell>
        </table:table-row>
        <table:table-row table:style-name="ro1">
          <table:table-cell office:value-type="string">
            <text:p>0700000000</text:p>
          </table:table-cell>
          <table:table-cell office:value-type="string">
            <text:p>Region VII (Central Visayas)</text:p>
          </table:table-cell>
        </table:table-row>
        <table:table-row table:style-name="ro1">
          <table:table-cell office:value-type="string">
            <text:p>0800000000</text:p>
          </table:table-cell>
          <table:table-cell office:value-type="string">
            <text:p>Region VIII (Eastern Visayas)</text:p>
          </table:table-cell>
        </table:table-row>
        <table:table-row table:style-name="ro1">
          <table:table-cell office:value-type="string">
            <text:p>0900000000</text:p>
          </table:table-cell>
          <table:table-cell office:value-type="string">
            <text:p>Region IX (Zamboanga Peninsula)</text:p>
          </table:table-cell>
        </table:table-row>
        <table:table-row table:style-name="ro1">
          <table:table-cell office:value-type="string">
            <text:p>1000000000</text:p>
          </table:table-cell>
          <table:table-cell office:value-type="string">
            <text:p>Region X (Northern Mindanao)</text:p>
          </table:table-cell>
        </table:table-row>
        <table:table-row table:style-name="ro1">
          <table:table-cell office:value-type="string">
            <text:p>1100000000</text:p>
          </table:table-cell>
          <table:table-cell office:value-type="string">
            <text:p>Region XI (Davao Region)</text:p>
          </table:table-cell>
        </table:table-row>
        <table:table-row table:style-name="ro1">
          <table:table-cell office:value-type="string">
            <text:p>1200000000</text:p>
          </table:table-cell>
          <table:table-cell office:value-type="string">
            <text:p>Region XII (SOCCSKSARGEN)</text:p>
          </table:table-cell>
        </table:table-row>
        <table:table-row table:style-name="ro1">
          <table:table-cell office:value-type="string">
            <text:p>1600000000</text:p>
          </table:table-cell>
          <table:table-cell office:value-type="string">
            <text:p>Region XIII (Caraga)</text:p>
          </table:table-cell>
        </table:table-row>
        <table:table-row table:style-name="ro1">
          <table:table-cell office:value-type="string">
            <text:p>1900000000</text:p>
          </table:table-cell>
          <table:table-cell office:value-type="string">
            <text:p>Bangsamoro Autonomous Region In Muslim Mindanao (BARMM)</text:p>
          </table:table-cell>
        </table:table-row>
      </table:table>
      <table:table table:name="province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PSGC</text:p>
          </table:table-cell>
          <table:table-cell office:value-type="string">
            <text:p>Location_Name</text:p>
          </table:table-cell>
        </table:table-row>
        <table:table-row table:style-name="ro2">
          <table:table-cell office:value-type="string">
            <text:p>1400100000</text:p>
          </table:table-cell>
          <table:table-cell office:value-type="string">
            <text:p>Abra</text:p>
          </table:table-cell>
        </table:table-row>
        <table:table-row table:style-name="ro2">
          <table:table-cell office:value-type="string">
            <text:p>1401100000</text:p>
          </table:table-cell>
          <table:table-cell office:value-type="string">
            <text:p>Benguet</text:p>
          </table:table-cell>
        </table:table-row>
        <table:table-row table:style-name="ro1">
          <table:table-cell office:value-type="string">
            <text:p>1402700000</text:p>
          </table:table-cell>
          <table:table-cell office:value-type="string">
            <text:p>Ifugao</text:p>
          </table:table-cell>
        </table:table-row>
        <table:table-row table:style-name="ro2">
          <table:table-cell office:value-type="string">
            <text:p>1403200000</text:p>
          </table:table-cell>
          <table:table-cell office:value-type="string">
            <text:p>Kalinga</text:p>
          </table:table-cell>
        </table:table-row>
        <table:table-row table:style-name="ro1">
          <table:table-cell office:value-type="string">
            <text:p>1404400000</text:p>
          </table:table-cell>
          <table:table-cell office:value-type="string">
            <text:p>Mountain Province</text:p>
          </table:table-cell>
        </table:table-row>
        <table:table-row table:style-name="ro1">
          <table:table-cell office:value-type="string">
            <text:p>1408100000</text:p>
          </table:table-cell>
          <table:table-cell office:value-type="string">
            <text:p>Apayao</text:p>
          </table:table-cell>
        </table:table-row>
        <table:table-row table:style-name="ro2">
          <table:table-cell office:value-type="string">
            <text:p>0102800000</text:p>
          </table:table-cell>
          <table:table-cell office:value-type="string">
            <text:p>Ilocos Norte</text:p>
          </table:table-cell>
        </table:table-row>
        <table:table-row table:style-name="ro1">
          <table:table-cell office:value-type="string">
            <text:p>0102900000</text:p>
          </table:table-cell>
          <table:table-cell office:value-type="string">
            <text:p>Ilocos Sur</text:p>
          </table:table-cell>
        </table:table-row>
        <table:table-row table:style-name="ro1">
          <table:table-cell office:value-type="string">
            <text:p>0103300000</text:p>
          </table:table-cell>
          <table:table-cell office:value-type="string">
            <text:p>La Union</text:p>
          </table:table-cell>
        </table:table-row>
        <table:table-row table:style-name="ro1">
          <table:table-cell office:value-type="string">
            <text:p>0105500000</text:p>
          </table:table-cell>
          <table:table-cell office:value-type="string">
            <text:p>Pangasinan</text:p>
          </table:table-cell>
        </table:table-row>
        <table:table-row table:style-name="ro2">
          <table:table-cell office:value-type="string">
            <text:p>0200900000</text:p>
          </table:table-cell>
          <table:table-cell office:value-type="string">
            <text:p>Batanes</text:p>
          </table:table-cell>
        </table:table-row>
        <table:table-row table:style-name="ro2">
          <table:table-cell office:value-type="string">
            <text:p>0201500000</text:p>
          </table:table-cell>
          <table:table-cell office:value-type="string">
            <text:p>Cagayan</text:p>
          </table:table-cell>
        </table:table-row>
        <table:table-row table:style-name="ro1">
          <table:table-cell office:value-type="string">
            <text:p>0203100000</text:p>
          </table:table-cell>
          <table:table-cell office:value-type="string">
            <text:p>Isabela</text:p>
          </table:table-cell>
        </table:table-row>
        <table:table-row table:style-name="ro2">
          <table:table-cell office:value-type="string">
            <text:p>0205000000</text:p>
          </table:table-cell>
          <table:table-cell office:value-type="string">
            <text:p>Nueva Vizcaya</text:p>
          </table:table-cell>
        </table:table-row>
        <table:table-row table:style-name="ro1">
          <table:table-cell office:value-type="string">
            <text:p>0205700000</text:p>
          </table:table-cell>
          <table:table-cell office:value-type="string">
            <text:p>Quirino</text:p>
          </table:table-cell>
        </table:table-row>
        <table:table-row table:style-name="ro1">
          <table:table-cell office:value-type="string">
            <text:p>0300800000</text:p>
          </table:table-cell>
          <table:table-cell office:value-type="string">
            <text:p>Bataan</text:p>
          </table:table-cell>
        </table:table-row>
        <table:table-row table:style-name="ro1">
          <table:table-cell office:value-type="string">
            <text:p>0301400000</text:p>
          </table:table-cell>
          <table:table-cell office:value-type="string">
            <text:p>Bulacan</text:p>
          </table:table-cell>
        </table:table-row>
        <table:table-row table:style-name="ro2">
          <table:table-cell office:value-type="string">
            <text:p>0304900000</text:p>
          </table:table-cell>
          <table:table-cell office:value-type="string">
            <text:p>Nueva Ecija</text:p>
          </table:table-cell>
        </table:table-row>
        <table:table-row table:style-name="ro1">
          <table:table-cell office:value-type="string">
            <text:p>0305400000</text:p>
          </table:table-cell>
          <table:table-cell office:value-type="string">
            <text:p>Pampanga</text:p>
          </table:table-cell>
        </table:table-row>
        <table:table-row table:style-name="ro2">
          <table:table-cell office:value-type="string">
            <text:p>0306900000</text:p>
          </table:table-cell>
          <table:table-cell office:value-type="string">
            <text:p>Tarlac</text:p>
          </table:table-cell>
        </table:table-row>
        <table:table-row table:style-name="ro1">
          <table:table-cell office:value-type="string">
            <text:p>0307100000</text:p>
          </table:table-cell>
          <table:table-cell office:value-type="string">
            <text:p>Zambales</text:p>
          </table:table-cell>
        </table:table-row>
        <table:table-row table:style-name="ro1">
          <table:table-cell office:value-type="string">
            <text:p>0307700000</text:p>
          </table:table-cell>
          <table:table-cell office:value-type="string">
            <text:p>Aurora</text:p>
          </table:table-cell>
        </table:table-row>
        <table:table-row table:style-name="ro1">
          <table:table-cell office:value-type="string">
            <text:p>0401000000</text:p>
          </table:table-cell>
          <table:table-cell office:value-type="string">
            <text:p>Batangas</text:p>
          </table:table-cell>
        </table:table-row>
        <table:table-row table:style-name="ro2">
          <table:table-cell office:value-type="string">
            <text:p>0402100000</text:p>
          </table:table-cell>
          <table:table-cell office:value-type="string">
            <text:p>Cavite</text:p>
          </table:table-cell>
        </table:table-row>
        <table:table-row table:style-name="ro2">
          <table:table-cell office:value-type="string">
            <text:p>0403400000</text:p>
          </table:table-cell>
          <table:table-cell office:value-type="string">
            <text:p>Laguna</text:p>
          </table:table-cell>
        </table:table-row>
        <table:table-row table:style-name="ro1">
          <table:table-cell office:value-type="string">
            <text:p>0405600000</text:p>
          </table:table-cell>
          <table:table-cell office:value-type="string">
            <text:p>Quezon</text:p>
          </table:table-cell>
        </table:table-row>
        <table:table-row table:style-name="ro1">
          <table:table-cell office:value-type="string">
            <text:p>0405800000</text:p>
          </table:table-cell>
          <table:table-cell office:value-type="string">
            <text:p>Rizal</text:p>
          </table:table-cell>
        </table:table-row>
        <table:table-row table:style-name="ro2">
          <table:table-cell office:value-type="string">
            <text:p>1704000000</text:p>
          </table:table-cell>
          <table:table-cell office:value-type="string">
            <text:p>Marinduque</text:p>
          </table:table-cell>
        </table:table-row>
        <table:table-row table:style-name="ro1">
          <table:table-cell office:value-type="string">
            <text:p>1705100000</text:p>
          </table:table-cell>
          <table:table-cell office:value-type="string">
            <text:p>Occidental Mindoro</text:p>
          </table:table-cell>
        </table:table-row>
        <table:table-row table:style-name="ro1">
          <table:table-cell office:value-type="string">
            <text:p>1705200000</text:p>
          </table:table-cell>
          <table:table-cell office:value-type="string">
            <text:p>Oriental Mindoro</text:p>
          </table:table-cell>
        </table:table-row>
        <table:table-row table:style-name="ro2">
          <table:table-cell office:value-type="string">
            <text:p>1705300000</text:p>
          </table:table-cell>
          <table:table-cell office:value-type="string">
            <text:p>Palawan</text:p>
          </table:table-cell>
        </table:table-row>
        <table:table-row table:style-name="ro1">
          <table:table-cell office:value-type="string">
            <text:p>1705900000</text:p>
          </table:table-cell>
          <table:table-cell office:value-type="string">
            <text:p>Romblon</text:p>
          </table:table-cell>
        </table:table-row>
        <table:table-row table:style-name="ro2">
          <table:table-cell office:value-type="string">
            <text:p>0500500000</text:p>
          </table:table-cell>
          <table:table-cell office:value-type="string">
            <text:p>Albay</text:p>
          </table:table-cell>
        </table:table-row>
        <table:table-row table:style-name="ro2">
          <table:table-cell office:value-type="string">
            <text:p>0501600000</text:p>
          </table:table-cell>
          <table:table-cell office:value-type="string">
            <text:p>Camarines Norte</text:p>
          </table:table-cell>
        </table:table-row>
        <table:table-row table:style-name="ro2">
          <table:table-cell office:value-type="string">
            <text:p>0501700000</text:p>
          </table:table-cell>
          <table:table-cell office:value-type="string">
            <text:p>Camarines Sur</text:p>
          </table:table-cell>
        </table:table-row>
        <table:table-row table:style-name="ro2">
          <table:table-cell office:value-type="string">
            <text:p>0502000000</text:p>
          </table:table-cell>
          <table:table-cell office:value-type="string">
            <text:p>Catanduanes</text:p>
          </table:table-cell>
        </table:table-row>
        <table:table-row table:style-name="ro1">
          <table:table-cell office:value-type="string">
            <text:p>0504100000</text:p>
          </table:table-cell>
          <table:table-cell office:value-type="string">
            <text:p>Masbate</text:p>
          </table:table-cell>
        </table:table-row>
        <table:table-row table:style-name="ro2">
          <table:table-cell office:value-type="string">
            <text:p>0506200000</text:p>
          </table:table-cell>
          <table:table-cell office:value-type="string">
            <text:p>Sorsogon</text:p>
          </table:table-cell>
        </table:table-row>
        <table:table-row table:style-name="ro1">
          <table:table-cell office:value-type="string">
            <text:p>0600400000</text:p>
          </table:table-cell>
          <table:table-cell office:value-type="string">
            <text:p>Aklan</text:p>
          </table:table-cell>
        </table:table-row>
        <table:table-row table:style-name="ro1">
          <table:table-cell office:value-type="string">
            <text:p>0600600000</text:p>
          </table:table-cell>
          <table:table-cell office:value-type="string">
            <text:p>Antique</text:p>
          </table:table-cell>
        </table:table-row>
        <table:table-row table:style-name="ro2">
          <table:table-cell office:value-type="string">
            <text:p>0601900000</text:p>
          </table:table-cell>
          <table:table-cell office:value-type="string">
            <text:p>Capiz</text:p>
          </table:table-cell>
        </table:table-row>
        <table:table-row table:style-name="ro1">
          <table:table-cell office:value-type="string">
            <text:p>0603000000</text:p>
          </table:table-cell>
          <table:table-cell office:value-type="string">
            <text:p>Iloilo</text:p>
          </table:table-cell>
        </table:table-row>
        <table:table-row table:style-name="ro1">
          <table:table-cell office:value-type="string">
            <text:p>0604500000</text:p>
          </table:table-cell>
          <table:table-cell office:value-type="string">
            <text:p>Negros Occidental</text:p>
          </table:table-cell>
        </table:table-row>
        <table:table-row table:style-name="ro2">
          <table:table-cell office:value-type="string">
            <text:p>0607900000</text:p>
          </table:table-cell>
          <table:table-cell office:value-type="string">
            <text:p>Guimaras</text:p>
          </table:table-cell>
        </table:table-row>
        <table:table-row table:style-name="ro1">
          <table:table-cell office:value-type="string">
            <text:p>0701200000</text:p>
          </table:table-cell>
          <table:table-cell office:value-type="string">
            <text:p>Bohol</text:p>
          </table:table-cell>
        </table:table-row>
        <table:table-row table:style-name="ro1">
          <table:table-cell office:value-type="string">
            <text:p>0702200000</text:p>
          </table:table-cell>
          <table:table-cell office:value-type="string">
            <text:p>Cebu</text:p>
          </table:table-cell>
        </table:table-row>
        <table:table-row table:style-name="ro1">
          <table:table-cell office:value-type="string">
            <text:p>0704600000</text:p>
          </table:table-cell>
          <table:table-cell office:value-type="string">
            <text:p>Negros Oriental</text:p>
          </table:table-cell>
        </table:table-row>
        <table:table-row table:style-name="ro2">
          <table:table-cell office:value-type="string">
            <text:p>0706100000</text:p>
          </table:table-cell>
          <table:table-cell office:value-type="string">
            <text:p>Siquijor</text:p>
          </table:table-cell>
        </table:table-row>
        <table:table-row table:style-name="ro1">
          <table:table-cell office:value-type="string">
            <text:p>0802600000</text:p>
          </table:table-cell>
          <table:table-cell office:value-type="string">
            <text:p>Eastern Samar</text:p>
          </table:table-cell>
        </table:table-row>
        <table:table-row table:style-name="ro2">
          <table:table-cell office:value-type="string">
            <text:p>0803700000</text:p>
          </table:table-cell>
          <table:table-cell office:value-type="string">
            <text:p>Leyte</text:p>
          </table:table-cell>
        </table:table-row>
        <table:table-row table:style-name="ro1">
          <table:table-cell office:value-type="string">
            <text:p>0804800000</text:p>
          </table:table-cell>
          <table:table-cell office:value-type="string">
            <text:p>Northern Samar</text:p>
          </table:table-cell>
        </table:table-row>
        <table:table-row table:style-name="ro1">
          <table:table-cell office:value-type="string">
            <text:p>0806000000</text:p>
          </table:table-cell>
          <table:table-cell office:value-type="string">
            <text:p>Samar</text:p>
          </table:table-cell>
        </table:table-row>
        <table:table-row table:style-name="ro2">
          <table:table-cell office:value-type="string">
            <text:p>0806400000</text:p>
          </table:table-cell>
          <table:table-cell office:value-type="string">
            <text:p>Southern Leyte</text:p>
          </table:table-cell>
        </table:table-row>
        <table:table-row table:style-name="ro1">
          <table:table-cell office:value-type="string">
            <text:p>0807800000</text:p>
          </table:table-cell>
          <table:table-cell office:value-type="string">
            <text:p>Biliran</text:p>
          </table:table-cell>
        </table:table-row>
        <table:table-row table:style-name="ro2">
          <table:table-cell office:value-type="string">
            <text:p>0907200000</text:p>
          </table:table-cell>
          <table:table-cell office:value-type="string">
            <text:p>Zamboanga del Norte</text:p>
          </table:table-cell>
        </table:table-row>
        <table:table-row table:style-name="ro2">
          <table:table-cell office:value-type="string">
            <text:p>0907300000</text:p>
          </table:table-cell>
          <table:table-cell office:value-type="string">
            <text:p>Zamboanga del Sur</text:p>
          </table:table-cell>
        </table:table-row>
        <table:table-row table:style-name="ro2">
          <table:table-cell office:value-type="string">
            <text:p>0908300000</text:p>
          </table:table-cell>
          <table:table-cell office:value-type="string">
            <text:p>Zamboanga Sibugay</text:p>
          </table:table-cell>
        </table:table-row>
        <table:table-row table:style-name="ro2">
          <table:table-cell office:value-type="string">
            <text:p>1001300000</text:p>
          </table:table-cell>
          <table:table-cell office:value-type="string">
            <text:p>Bukidnon</text:p>
          </table:table-cell>
        </table:table-row>
        <table:table-row table:style-name="ro2">
          <table:table-cell office:value-type="string">
            <text:p>1001800000</text:p>
          </table:table-cell>
          <table:table-cell office:value-type="string">
            <text:p>Camiguin</text:p>
          </table:table-cell>
        </table:table-row>
        <table:table-row table:style-name="ro2">
          <table:table-cell office:value-type="string">
            <text:p>1003500000</text:p>
          </table:table-cell>
          <table:table-cell office:value-type="string">
            <text:p>Lanao del Norte</text:p>
          </table:table-cell>
        </table:table-row>
        <table:table-row table:style-name="ro2">
          <table:table-cell office:value-type="string">
            <text:p>1004200000</text:p>
          </table:table-cell>
          <table:table-cell office:value-type="string">
            <text:p>Misamis Occidental</text:p>
          </table:table-cell>
        </table:table-row>
        <table:table-row table:style-name="ro1">
          <table:table-cell office:value-type="string">
            <text:p>1004300000</text:p>
          </table:table-cell>
          <table:table-cell office:value-type="string">
            <text:p>Misamis Oriental</text:p>
          </table:table-cell>
        </table:table-row>
        <table:table-row table:style-name="ro1">
          <table:table-cell office:value-type="string">
            <text:p>1102300000</text:p>
          </table:table-cell>
          <table:table-cell office:value-type="string">
            <text:p>Davao del Norte</text:p>
          </table:table-cell>
        </table:table-row>
        <table:table-row table:style-name="ro1">
          <table:table-cell office:value-type="string">
            <text:p>1102400000</text:p>
          </table:table-cell>
          <table:table-cell office:value-type="string">
            <text:p>Davao del Sur</text:p>
          </table:table-cell>
        </table:table-row>
        <table:table-row table:style-name="ro1">
          <table:table-cell office:value-type="string">
            <text:p>1102500000</text:p>
          </table:table-cell>
          <table:table-cell office:value-type="string">
            <text:p>Davao Oriental</text:p>
          </table:table-cell>
        </table:table-row>
        <table:table-row table:style-name="ro1">
          <table:table-cell office:value-type="string">
            <text:p>1108200000</text:p>
          </table:table-cell>
          <table:table-cell office:value-type="string">
            <text:p>Davao de Oro</text:p>
          </table:table-cell>
        </table:table-row>
        <table:table-row table:style-name="ro1">
          <table:table-cell office:value-type="string">
            <text:p>1108600000</text:p>
          </table:table-cell>
          <table:table-cell office:value-type="string">
            <text:p>Davao Occidental</text:p>
          </table:table-cell>
        </table:table-row>
        <table:table-row table:style-name="ro1">
          <table:table-cell office:value-type="string">
            <text:p>1204700000</text:p>
          </table:table-cell>
          <table:table-cell office:value-type="string">
            <text:p>Cotabato</text:p>
          </table:table-cell>
        </table:table-row>
        <table:table-row table:style-name="ro1">
          <table:table-cell office:value-type="string">
            <text:p>1206300000</text:p>
          </table:table-cell>
          <table:table-cell office:value-type="string">
            <text:p>South Cotabato</text:p>
          </table:table-cell>
        </table:table-row>
        <table:table-row table:style-name="ro1">
          <table:table-cell office:value-type="string">
            <text:p>1206500000</text:p>
          </table:table-cell>
          <table:table-cell office:value-type="string">
            <text:p>Sultan Kudarat</text:p>
          </table:table-cell>
        </table:table-row>
        <table:table-row table:style-name="ro1">
          <table:table-cell office:value-type="string">
            <text:p>1208000000</text:p>
          </table:table-cell>
          <table:table-cell office:value-type="string">
            <text:p>Sarangani</text:p>
          </table:table-cell>
        </table:table-row>
        <table:table-row table:style-name="ro1">
          <table:table-cell office:value-type="string">
            <text:p>1600200000</text:p>
          </table:table-cell>
          <table:table-cell office:value-type="string">
            <text:p>Agusan del Norte</text:p>
          </table:table-cell>
        </table:table-row>
        <table:table-row table:style-name="ro1">
          <table:table-cell office:value-type="string">
            <text:p>1600300000</text:p>
          </table:table-cell>
          <table:table-cell office:value-type="string">
            <text:p>Agusan del Sur</text:p>
          </table:table-cell>
        </table:table-row>
        <table:table-row table:style-name="ro1">
          <table:table-cell office:value-type="string">
            <text:p>1606700000</text:p>
          </table:table-cell>
          <table:table-cell office:value-type="string">
            <text:p>Surigao del Norte</text:p>
          </table:table-cell>
        </table:table-row>
        <table:table-row table:style-name="ro1">
          <table:table-cell office:value-type="string">
            <text:p>1606800000</text:p>
          </table:table-cell>
          <table:table-cell office:value-type="string">
            <text:p>Surigao del Sur</text:p>
          </table:table-cell>
        </table:table-row>
        <table:table-row table:style-name="ro1">
          <table:table-cell office:value-type="string">
            <text:p>1608500000</text:p>
          </table:table-cell>
          <table:table-cell office:value-type="string">
            <text:p>Dinagat Islands</text:p>
          </table:table-cell>
        </table:table-row>
        <table:table-row table:style-name="ro1">
          <table:table-cell office:value-type="string">
            <text:p>1900700000</text:p>
          </table:table-cell>
          <table:table-cell office:value-type="string">
            <text:p>Basilan</text:p>
          </table:table-cell>
        </table:table-row>
        <table:table-row table:style-name="ro1">
          <table:table-cell office:value-type="string">
            <text:p>1903600000</text:p>
          </table:table-cell>
          <table:table-cell office:value-type="string">
            <text:p>Lanao del Sur</text:p>
          </table:table-cell>
        </table:table-row>
        <table:table-row table:style-name="ro1">
          <table:table-cell office:value-type="string">
            <text:p>1906600000</text:p>
          </table:table-cell>
          <table:table-cell office:value-type="string">
            <text:p>Sulu</text:p>
          </table:table-cell>
        </table:table-row>
        <table:table-row table:style-name="ro1">
          <table:table-cell office:value-type="string">
            <text:p>1907000000</text:p>
          </table:table-cell>
          <table:table-cell office:value-type="string">
            <text:p>Tawi-Tawi</text:p>
          </table:table-cell>
        </table:table-row>
        <table:table-row table:style-name="ro1">
          <table:table-cell office:value-type="string">
            <text:p>1908700000</text:p>
          </table:table-cell>
          <table:table-cell office:value-type="string">
            <text:p>Maguindanao del Norte</text:p>
          </table:table-cell>
        </table:table-row>
        <table:table-row table:style-name="ro1">
          <table:table-cell office:value-type="string">
            <text:p>1908800000</text:p>
          </table:table-cell>
          <table:table-cell office:value-type="string">
            <text:p>Maguindanao del Sur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</number:text>
      <number:number number:decimal-places="0" number:min-integer-digits="0"/>
      <number:text> </number:text>
    </number:number-style>
    <number:text-style style:name="N117">
      <number:text-content/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number number:decimal-places="2" number:min-integer-digits="1" number:grouping="true" number:display-factor="1000000"/>
    </number:number-style>
    <number:number-style style:name="N121">
      <number:number number:decimal-places="1" number:min-integer-digits="1" number:grouping="true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currency-symbol/>
      <number:text>- </number:text>
    </number:currency-style>
    <number:text-style style:name="N8134" number:language="en" number:country="U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35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35" number:language="en" number:country="US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US">
      <number:minutes number:style="long"/>
      <number:text>:</number:text>
      <number:seconds number:style="long"/>
    </number:time-style>
    <number:time-style style:name="N813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US">
      <number:minutes number:style="long"/>
      <number:text>:</number:text>
      <number:seconds number:style="long" number:decimal-places="1"/>
    </number:time-style>
    <number:number-style style:name="N8139" number:language="en" number:country="US">
      <number:scientific-number number:decimal-places="1" number:min-integer-digits="3" number:min-exponent-digits="1"/>
    </number:number-style>
    <number:number-style style:name="N8140P0" style:volatile="true" number:language="en" number:country="US">
      <number:number number:decimal-places="2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0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7-01">07/01/2024</text:date>, <text:time>18:02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7-01T18:00:32.59</meta:creation-date>
    <dc:date>2024-07-01T18:02:53.95</dc:date>
    <meta:editing-duration>PT2M21S</meta:editing-duration>
    <meta:editing-cycles>1</meta:editing-cycles>
    <meta:document-statistic meta:table-count="3" meta:cell-count="202" meta:object-count="0"/>
    <meta:generator>OpenOffice/4.1.14$Win32 OpenOffice.org_project/4114m1$Build-9811</meta:generator>
  </office:meta>
</office:document-meta>
</file>